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ubik" svg:font-family="Rubik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Rubik" fo:font-size="13pt" fo:letter-spacing="normal" fo:font-style="normal" fo:font-weight="normal" style:font-size-asian="13pt" style:font-size-complex="13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Rubik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72ca6" officeooo:paragraph-rsid="00172ca6" loext:padding-left="0cm" loext:padding-right="0cm" loext:padding-top="0.238cm" loext:padding-bottom="0cm" loext:border-left="none" loext:border-right="none" loext:border-top="0.06pt solid #e5e5e5" loext:border-bottom="non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237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62375" officeooo:paragraph-rsid="00162375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72ca6" officeooo:paragraph-rsid="00172ca6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Rubik" fo:font-size="13pt" fo:letter-spacing="normal" fo:font-style="normal" fo:font-weight="normal" style:font-size-asian="13pt" style:font-size-complex="13pt"/>
    </style:style>
    <style:style style:name="P9" style:family="paragraph" style:parent-style-name="Standard">
      <style:paragraph-properties fo:margin-left="0cm" fo:margin-right="0cm" fo:margin-top="0cm" fo:margin-bottom="0.397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size="11pt" style:font-size-asian="11pt" style:font-size-complex="11pt"/>
    </style:style>
    <style:style style:name="P12" style:family="paragraph" style:parent-style-name="Standard">
      <style:paragraph-properties fo:line-height="137%" fo:text-align="start" style:justify-single-word="false" fo:orphans="2" fo:widows="2"/>
      <style:text-properties fo:font-size="12pt" loext:padding="0cm" loext:border="non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Rubik" fo:font-size="11pt" fo:letter-spacing="normal" fo:font-style="normal" fo:font-weight="bold" style:font-size-asian="11pt" style:font-weight-asian="bold" style:font-size-complex="11pt" style:font-weight-complex="bold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.106cm" loext:contextual-spacing="false" fo:line-height="137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  <style:style style:name="T1" style:family="text">
      <style:text-properties fo:color="#246fc8" style:text-line-through-style="none" style:text-line-through-type="none" fo:font-size="11pt" style:text-underline-style="none" style:text-blinking="false" style:font-size-asian="11pt" style:font-size-complex="11pt" loext:padding="0cm" loext:border="none"/>
    </style:style>
    <style:style style:name="T2" style:family="text">
      <style:text-properties fo:font-variant="normal" fo:text-transform="none" fo:color="#222222" style:font-name="Rubik" fo:font-size="13pt" fo:letter-spacing="normal" fo:font-style="normal" fo:font-weight="normal" officeooo:rsid="00162375" style:font-size-asian="13pt" style:font-size-complex="13pt"/>
    </style:style>
    <style:style style:name="T3" style:family="text">
      <style:text-properties fo:font-variant="normal" fo:text-transform="none" fo:color="#222222" style:font-name="Rubik" fo:font-size="12pt" fo:letter-spacing="normal" fo:font-style="normal" fo:font-weight="normal" officeooo:rsid="00162375" style:font-size-asian="12pt" style:font-size-complex="12pt"/>
    </style:style>
    <style:style style:name="T4" style:family="text">
      <style:text-properties fo:font-variant="normal" fo:text-transform="none" fo:color="#222222" style:font-name="Rubik" fo:font-size="11pt" fo:letter-spacing="normal" fo:font-style="normal" fo:font-weight="normal" officeooo:rsid="0015c04b" style:font-size-asian="11pt" style:font-size-complex="11pt" loext:padding="0cm" loext:border="none"/>
    </style:style>
    <style:style style:name="T5" style:family="text">
      <style:text-properties fo:font-variant="normal" fo:text-transform="none" fo:color="#222222" style:font-name="Rubik" fo:font-size="11pt" fo:letter-spacing="normal" fo:font-style="normal" fo:font-weight="normal" style:font-size-asian="11pt" style:font-size-complex="11pt" loext:padding="0cm" loext:border="none"/>
    </style:style>
    <style:style style:name="T6" style:family="text">
      <style:text-properties fo:font-variant="normal" fo:text-transform="none" fo:color="#246fc8" style:text-line-through-style="none" style:text-line-through-type="none" style:font-name="Rubik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7" style:family="text">
      <style:text-properties officeooo:rsid="00162375"/>
    </style:style>
    <style:style style:name="T8" style:family="text">
      <style:text-properties fo:font-size="13pt" officeooo:rsid="00162375" style:font-size-asian="13pt" style:font-size-complex="13pt"/>
    </style:style>
    <style:style style:name="T9" style:family="text">
      <style:text-properties fo:font-weight="bold"/>
    </style:style>
    <style:style style:name="T10" style:family="text">
      <style:text-properties officeooo:rsid="0019f438"/>
    </style:style>
    <style:style style:name="T11" style:family="text">
      <style:text-properties fo:font-size="11pt" style:font-size-asian="11pt" style:font-size-complex="11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ow to Check Your Financial Advisor's Credentials</text:p>
      <text:p text:style-name="P2"/>
      <text:p text:style-name="P8"><text:span text:style-name="T11">The answer should be either FINRA or the SEC. </text:span><text:a xlink:type="simple" xlink:href="http://www.finra.org/" office:target-frame-name="_blank" xlink:show="new" text:style-name="Internet_20_link" text:visited-style-name="Visited_20_Internet_20_Link"><text:span text:style-name="T1">FINRA</text:span></text:a><text:span text:style-name="T11"> stands for the Financial Industry Regulatory Authority. </text:span><text:a xlink:type="simple" xlink:href="https://www.sec.gov/" office:target-frame-name="_blank" xlink:show="new" text:style-name="Internet_20_link" text:visited-style-name="Visited_20_Internet_20_Link"><text:span text:style-name="T1">SEC</text:span></text:a><text:span text:style-name="T11"> stands for the Securities and Exchange Commission.</text:span></text:p>
      <text:section text:style-name="Sect1" text:name="mntl-sc-block_1-0-4">
        <text:p text:style-name="P10"/>
        <text:section text:style-name="Sect1" text:name="mntl-block_3-0">
          <text:section text:style-name="Sect1" text:name="billboard2-sticky-dynamic_1-0">
            <text:section text:style-name="Sect1" text:name="billboard2-dynamic_1-0">
              <text:p text:style-name="P11"/>
            </text:section>
          </text:section>
        </text:section>
      </text:section>
      <text:section text:style-name="Sect1" text:name="mntl-sc-block_1-0-5">
        <text:list xml:id="list3836395084276770187" text:style-name="L1">
          <text:list-item>
            <text:p text:style-name="P14"><text:span text:style-name="T4">i</text:span><text:span text:style-name="T5">f the answer is FINRA, the advisor will hold some type of securities license, or perhaps several licenses. You can use the </text:span><text:a xlink:type="simple" xlink:href="https://brokercheck.finra.org/" office:target-frame-name="_blank" xlink:show="new" text:style-name="Internet_20_link" text:visited-style-name="Visited_20_Internet_20_Link"><text:span text:style-name="T6">BrokerCheck</text:span></text:a><text:span text:style-name="T5"> feature on FINRA’s website to see if there are any complaints on file.</text:span></text:p>
          </text:list-item>
          <text:list-item>
            <text:p text:style-name="P14"><text:span text:style-name="T5">If the answer is the SEC, you can use the </text:span><text:a xlink:type="simple" xlink:href="https://www.adviserinfo.sec.gov/IAPD/default.aspx" office:target-frame-name="_blank" xlink:show="new" text:style-name="Internet_20_link" text:visited-style-name="Visited_20_Internet_20_Link"><text:span text:style-name="T6">SEC Investment Advisor search feature</text:span></text:a><text:span text:style-name="T5">on their website to check out both the advisor and the firm they work for.</text:span></text:p>
          </text:list-item>
        </text:list>
      </text:section>
      <text:p text:style-name="P2"/>
      <text:p text:style-name="P1"/>
      <text:p text:style-name="P1"/>
      <text:p text:style-name="P4"><text:span text:style-name="T3">Url for official</text:span><text:span text:style-name="T2"> </text:span><text:a xlink:type="simple" xlink:href="http://www.finra.org/" text:style-name="Internet_20_link" text:visited-style-name="Visited_20_Internet_20_Link">http://www.finra.org/</text:a></text:p>
      <text:p text:style-name="P4"><text:span text:style-name="T8">url for offiical</text:span><text:span text:style-name="T7"> <text:s text:c="2"/></text:span><text:a xlink:type="simple" xlink:href="https://www.sec.gov/" text:style-name="Internet_20_link" text:visited-style-name="Visited_20_Internet_20_Link">https://www.sec.gov/</text:a></text:p>
      <text:p text:style-name="P4"/>
      <text:p text:style-name="P4"/>
      <text:p text:style-name="P5">checking the advisor based on SEC:</text:p>
      <text:p text:style-name="P5"/>
      <text:p text:style-name="P5"><text:a xlink:type="simple" xlink:href="https://www.adviserinfo.sec.gov/IAPD/default.aspx" text:style-name="Internet_20_link" text:visited-style-name="Visited_20_Internet_20_Link">https://www.adviserinfo.sec.gov/IAPD/default.aspx</text:a></text:p>
      <text:p text:style-name="P5"/>
      <text:p text:style-name="P5"/>
      <text:p text:style-name="P5">checking based on FINRA:</text:p>
      <text:p text:style-name="P5"/>
      <text:p text:style-name="P5"><text:a xlink:type="simple" xlink:href="https://brokercheck.finra.org/search/genericsearch/list" text:style-name="Internet_20_link" text:visited-style-name="Visited_20_Internet_20_Link">https://brokercheck.finra.org/search/genericsearch/list</text:a></text:p>
      <text:p text:style-name="P5"/>
      <text:p text:style-name="P5"/>
      <text:p text:style-name="P6">we can search the advisors based on his name or CRD number.</text:p>
      <text:p text:style-name="P6"/>
      <text:p text:style-name="P6">Check these link also.</text:p>
      <text:p text:style-name="P6"/>
      <text:p text:style-name="P6"><text:a xlink:type="simple" xlink:href="http://www.nasaa.org/verify-a-license/" text:style-name="Internet_20_link" text:visited-style-name="Visited_20_Internet_20_Link">http://www.nasaa.org/verify-a-license/</text:a></text:p>
      <text:p text:style-name="P6"/>
      <text:p text:style-name="P6"/>
      <text:p text:style-name="P6"/>
      <text:p text:style-name="P3">How do I verify a financial advisor?</text:p>
      <text:section text:style-name="Sect1" text:name="_9cHvXOos8ZmaB-SXpYgB9">
        <text:p text:style-name="P7"/>
        <text:section text:style-name="Sect1" text:name="_9cHvXOos8ZmaB-SXpYgB11">
          <text:p text:style-name="P12">To <text:span text:style-name="T9">verify</text:span> a license with either Broker <text:span text:style-name="T9">Check</text:span> or the <text:span text:style-name="T9">Investment Adviser</text:span> Public Disclosure, click here. To find contact information for your state securities regulator, click here.</text:p>
        </text:section>
      </text:section>
      <text:p text:style-name="P6"/>
      <text:p text:style-name="P6"><text:a xlink:type="simple" xlink:href="http://www.nasaa.org/2709/how-to-check-out-your-broker-or-investment-adviser/" text:style-name="Internet_20_link" text:visited-style-name="Visited_20_Internet_20_Link">http://www.nasaa.org/2709/how-to-check-out-your-broker-or-investment-adviser/</text:a></text:p>
      <text:p text:style-name="P6"/>
      <text:p text:style-name="P6"/>
      <text:p text:style-name="P6"/>
      <text:p text:style-name="P3">What licenses do you need to be a financial advisor?</text:p>
      <text:section text:style-name="Sect1" text:name="_9cHvXOos8ZmaB-SXpYgB13">
        <text:p text:style-name="P7"/>
        <text:section text:style-name="Sect1" text:name="_9cHvXOos8ZmaB-SXpYgB15">
          <text:p text:style-name="P12">Becoming a Certified Financial Planner requires at least a bachelor's degree from an accredited university, as well as college coursework from a program that is registered with the CFP Board. <text:soft-page-break/>You'll also need at least 6,000 hours of <text:span text:style-name="T9">professional</text:span> financial planning experience (or 4,000 hours as an Apprentice<text:span text:style-name="T10">)</text:span></text:p>
        </text:section>
      </text:section>
      <text:p text:style-name="P6"/>
      <text:p text:style-name="P6"/>
      <text:p text:style-name="P6"><text:a xlink:type="simple" xlink:href="https://www.thestreet.com/how-to/how-to-become-a-financial-advisor-14650926" text:style-name="Internet_20_link" text:visited-style-name="Visited_20_Internet_20_Link">https://www.thestreet.com/how-to/how-to-become-a-financial-advisor-14650926</text:a></text:p>
      <text:p text:style-name="P6"/>
      <text:p text:style-name="P6"/>
      <text:p text:style-name="P6"/>
      <text:p text:style-name="P6"><text:a xlink:type="simple" xlink:href="https://www.google.com/search?q=how+to+validate+the+us+advisor+licence+no&amp;oq=how+to+validate+the+us+advisor+licence+no&amp;aqs=chrome..69i57j69i59.1112j0j7&amp;sourceid=chrome&amp;ie=UTF-8" text:style-name="Internet_20_link" text:visited-style-name="Visited_20_Internet_20_Link">https://www.google.com/search?q=how+to+validate+the+us+advisor+licence+no&amp;oq=how+to+validate+the+us+advisor+licence+no&amp;aqs=chrome..69i57j69i59.1112j0j7&amp;sourceid=chrome&amp;ie=UTF-8</text:a></text:p>
      <text:p text:style-name="P6"/>
      <text:p text:style-name="P6"/>
      <text:p text:style-name="P6"/>
      <text:p text:style-name="P3">How do I check a broker's license?</text:p>
      <text:section text:style-name="Sect1" text:name="_wMLvXK6PG4mf9QPpqp74DA2">
        <text:p text:style-name="P9">Steps</text:p>
        <text:list xml:id="list2218613843295947499" text:style-name="L2">
          <text:list-item>
            <text:p text:style-name="P15">Gather information. You'll need the following information to search for a real estate license. ...</text:p>
          </text:list-item>
          <text:list-item>
            <text:p text:style-name="P15">Review the broker's status. Click on the link for the License ID number next to the broker's name. ...</text:p>
          </text:list-item>
          <text:list-item>
            <text:p text:style-name="P15">Verify the license by phone or fax. You can instead check the license status by calling 877-373-4542.</text:p>
          </text:list-item>
        </text:list>
      </text:section>
      <text:p text:style-name="P6"/>
      <text:p text:style-name="P6"/>
      <text:p text:style-name="P6"><text:a xlink:type="simple" xlink:href="http://www.nasaa.org/verify-a-license/" text:style-name="Internet_20_link" text:visited-style-name="Visited_20_Internet_20_Link">http://www.nasaa.org/verify-a-license/</text:a></text:p>
      <text:p text:style-name="P6"/>
      <text:p text:style-name="P6"/>
      <text:p text:style-name="P6"/>
      <text:p text:style-name="P3">How do I check financial advisor credentials?</text:p>
      <text:section text:style-name="Sect1" text:name="_8b_vXOS8G-vaz7sPmfWT0A013">
        <text:p text:style-name="P7"/>
        <text:section text:style-name="Sect1" text:name="_8b_vXOS8G-vaz7sPmfWT0A015">
          <text:p text:style-name="P12">You should look for <text:span text:style-name="T9">financial planners</text:span> that hold the CFP® designation. Go to <text:span text:style-name="T9">Verify</text:span>Your <text:span text:style-name="T9">Planner's</text:span> CFP® Designation page to type in an <text:span text:style-name="T9">advisor's</text:span> name to <text:span text:style-name="T9">find out</text:span> if they hold this designation.</text:p>
        </text:section>
      </text:section>
      <text:p text:style-name="P6"/>
      <text:p text:style-name="P6"><text:a xlink:type="simple" xlink:href="https://www.thebalance.com/financial-advistors-credentials-2388438" text:style-name="Internet_20_link" text:visited-style-name="Visited_20_Internet_20_Link">https://www.thebalance.com/financial-advistors-credentials-2388438</text:a></text:p>
      <text:p text:style-name="P6"/>
      <text:p text:style-name="P6"/>
      <text:p text:style-name="P3">What is a CRD number?</text:p>
      <text:section text:style-name="Sect1" text:name="_8b_vXOS8G-vaz7sPmfWT0A021">
        <text:p text:style-name="P7"/>
        <text:section text:style-name="Sect1" text:name="_8b_vXOS8G-vaz7sPmfWT0A023">
          <text:p text:style-name="P12"><text:span text:style-name="T9">CRD</text:span> stands for Central Registration Depository, which is a database that holds information about brokers and brokerage firms. Every stockbroker (“registered representative”) licensed to sell securities in this country has what is a called a <text:span text:style-name="T9">CRD number</text:span>.</text:p>
        </text:section>
      </text:section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ubik" svg:font-family="Rubik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36:21.398879864</meta:creation-date>
    <dc:date>2019-05-31T12:02:21.383279391</dc:date>
    <meta:editing-duration>PT7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376" meta:character-count="2792" meta:non-whitespace-character-count="2450"/>
  </office:meta>
</office:document-meta>
</file>